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SaveSheetsDirectorie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39]+[.H25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 table:number-rows-repeated="1048532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3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5">
          <table:table-cell table:number-columns-repeated="11"/>
        </table:table-row>
        <table:table-row table:style-name="ro1" table:number-rows-repeated="104848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5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2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7:0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7:01:24.72</dc:date>
    <dc:creator>Bob Harper</dc:creator>
    <meta:editing-duration>P2DT6H30M31S</meta:editing-duration>
    <meta:editing-cycles>256</meta:editing-cycles>
    <meta:generator>OpenOffice/4.1.1$Win32 OpenOffice.org_project/411m6$Build-9775</meta:generator>
    <meta:document-statistic meta:table-count="18" meta:cell-count="4648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